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rovider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readFrom( Class &lt; Object &gt; type , Type genericType , Annotation [ ] annotations , MediaType mediaType , MultivaluedMap &lt; String , String &gt; httpHeaders , InputStream entity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JsonProvider.isValidType( Class &lt; ? &gt; type , Annotation [ ] classAnnot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JsonProvider.locateConfigProvider( Class &lt; ? &gt; type , MediaType medi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JsonProvider.isWriteable( Class &lt; ? &gt; type , Type genericType , Annotation [ ] annotations ,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Provid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getSize( Object t , Class &lt; ? &gt; type , Type genericType , Annotation [ ] annotations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FastJsonProvider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setFilters( Serialize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isReadable( Class &lt; ? &gt; type , Type genericType , Annotation [ ] annotations ,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Provider.FastJs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stJsonProvider.setPretty( boolea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Provider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FastJsonProvider( Class &lt; ? &gt; [ ] clazz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setFeatures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hasMatchingMediaType( MediaType media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Provider.isAssignableFrom( Class &lt; ? &gt; type , Class &lt; ? &gt; [ ] class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Provider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.writeTo( Object obj , Class &lt; ? &gt; type , Type genericType , Annotation [ ] annotations , MediaType mediaType , MultivaluedMap &lt; String , Object &gt; httpHeaders , OutputStream entity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